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4281" officeooo:paragraph-rsid="00014281"/>
    </style:style>
    <style:style style:name="P2" style:family="paragraph" style:parent-style-name="Text_20_body">
      <style:text-properties officeooo:rsid="0002d4be" officeooo:paragraph-rsid="0002d4b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ducción</text:p>
      <text:p text:style-name="P1">1.1 <text:s/>Objetivos</text:p>
      <text:p text:style-name="P1">1.2 <text:s/>Justificación</text:p>
      <text:p text:style-name="P1">2. <text:s/>Terminología</text:p>
      <text:p text:style-name="P1">2.1 <text:s/>Glosario</text:p>
      <text:p text:style-name="P1">2.2 <text:s/>Marco teórico</text:p>
      <text:p text:style-name="P1">3. <text:s/>Descripción de la institución</text:p>
      <text:p text:style-name="P1">4. <text:s/>Planteamiento del problema y solución</text:p>
      <text:p text:style-name="P1">5. <text:s/>Antecedentes</text:p>
      <text:p text:style-name="P1">6. <text:s/>Descripción de las herramientas y técnicas de desarrollo</text:p>
      <text:p text:style-name="P1">7. <text:s/>Descripción de procedimientos</text:p>
      <text:p text:style-name="P1">8. <text:s/>Modelo de requerimientos</text:p>
      <text:p text:style-name="P1">8.1 <text:s/>Perfil de usuarios</text:p>
      <text:p text:style-name="P1">8.2 <text:s/>Diagramas de casos de uso8.2.1 <text:s/>Diagramas de caso de uso para la gestión de asociados</text:p>
      <text:p text:style-name="P1">8.2.2 <text:s/>Diagramas de casos de uso para la gestión de puestos y autoridades</text:p>
      <text:p text:style-name="P1">8.2.3 <text:s/>Diagramas de casos de uso para la gestión de servicios y asignaciones de servicios</text:p>
      <text:p text:style-name="P1">8.2.4 <text:s/>Diagramas de casos de uso para la gestión de asambleas</text:p>
      <text:p text:style-name="P1">8.2.5 <text:s/>Diagramas de casos de uso para la gestión de faenas</text:p>
      <text:p text:style-name="P1">8.2.6 <text:s/>Diagramas de casos de uso para la gestión de cuotas y pagos</text:p>
      <text:p text:style-name="P1">8.3 <text:s/>Casos de uso</text:p>
      <text:p text:style-name="P1">8.3.1 <text:s/>Casos de uso del módulo de asociados</text:p>
      <text:p text:style-name="P1">8.3.2 <text:s/>Casos de uso del módulo de autoridades/puestos</text:p>
      <text:p text:style-name="P1">8.3.3 <text:s/>Casos de uso del módulo de servicios/asignaciones de servicios</text:p>
      <text:p text:style-name="P1">8.3.4 <text:s/>Casos de uso del módulo de Asambleas</text:p>
      <text:p text:style-name="P1">8.3.5 <text:s/>Casos de uso del módulo de Faenas</text:p>
      <text:p text:style-name="P1">8.3.6 <text:s/>Casos de uso del módulo de Cuotas y Pagos</text:p>
      <text:p text:style-name="P1">8.4 <text:s/>Diagramas de actividades</text:p>
      <text:p text:style-name="P1">8.4.1 <text:s/>Módulo de asociados</text:p>
      <text:p text:style-name="P1"><text:soft-page-break/>8.4.2 <text:s/>Módulo de autoridades/puestos</text:p>
      <text:p text:style-name="P1">8.4.3 <text:s/>Módulo de servicios</text:p>
      <text:p text:style-name="P1">8.4.4 <text:s/>Módulo de asambleas</text:p>
      <text:p text:style-name="P1">8.4.5 <text:s/>Módulo de faenas</text:p>
      <text:p text:style-name="P1">8.4.6 <text:s/>Módulo de cuotas y pagos</text:p>
      <text:p text:style-name="P1">8.5 <text:s/>Diagramas de estado</text:p>
      <text:p text:style-name="P1">8.5.1 <text:s/>Módulo de cuotas y pagos</text:p>
      <text:p text:style-name="P1">8.5.2 <text:s/>Módulo de puestos y autoridades</text:p>
      <text:p text:style-name="P1">8.5.3 <text:s/>Módulo de servicios</text:p>
      <text:p text:style-name="P1">8.5.4 <text:s/>Módulo de asambleas</text:p>
      <text:p text:style-name="P2">8.5.5 <text:s/>Módulo de faenas</text:p>
      <text:p text:style-name="P2">8.5.6 <text:s/>Módulo de cuotas y pagos</text:p>
      <text:p text:style-name="P2">8.6 <text:s/>Diagrama de clases</text:p>
      <text:p text:style-name="P2">9. <text:s/>Planificación</text:p>
      <text:p text:style-name="P2">9.1 <text:s/>Estudio preliminar de factibilidad</text:p>
      <text:p text:style-name="P2">9.1.1 <text:s/>Factibilidad económica</text:p>
      <text:p text:style-name="P2">9.1.2 <text:s/>Factibilidad operativa</text:p>
      <text:p text:style-name="P2">9.1.3 <text:s/>Factibilidad técnica</text:p>
      <text:p text:style-name="P2">9.1.4 <text:s/>Factibilidad legal</text:p>
      <text:p text:style-name="P2">9.2 <text:s/>Propuesta</text:p>
      <text:p text:style-name="P2">9.2.1 <text:s/>Descripción de las partes del programa</text:p>
      <text:p text:style-name="P2">9.2.3 <text:s/>Valoración del proyecto</text:p>
      <text:p text:style-name="P2">9.2.4 <text:s/>Declaración de responsabilidad</text:p>
      <text:p text:style-name="P2">9.2.5 <text:s/>Calendarización del proyecto</text:p>
      <text:p text:style-name="P2">9.3 <text:s/>Planificación de incrementos</text:p>
      <text:p text:style-name="P2">10. <text:s/>Modelo de diseño</text:p>
      <text:p text:style-name="P2">10.1 <text:s/>Arquitectura de la aplicación</text:p>
      <text:p text:style-name="P2">10.1.1 <text:s/>Arquitectura de contenido</text:p>
      <text:p text:style-name="P2">10.2 <text:s/>Diseño de datos</text:p>
      <text:p text:style-name="P2"><text:soft-page-break/>10.2.1 <text:s/>Diagrama Relacional</text:p>
      <text:p text:style-name="P2">10.2.2 <text:s/>Descripción de las entidades</text:p>
      <text:p text:style-name="P2">10.2.3 Diccionario de datos</text:p>
      <text:p text:style-name="P2">10.3 <text:s/>Interfaz de usuario</text:p>
      <text:p text:style-name="P2">10.3.1 <text:s/>Generalidades de la interfaz.</text:p>
      <text:p text:style-name="P2">10.3.2 <text:s/>Bocetos del módulo de Asociados.</text:p>
      <text:p text:style-name="P2">10.3.3 <text:s/>Bocetos del módulo de Puestos.</text:p>
      <text:p text:style-name="P2">10.3.4 <text:s/>Bocetos del módulo de Autoridades (asignaciones de puestos a asociados).</text:p>
      <text:p text:style-name="P2">10.3.5 <text:s/>Bocetos del módulo de Servicios.</text:p>
      <text:p text:style-name="P2">10.3.6 <text:s/>Bocetos del módulo de Asignaciones de servicios.</text:p>
      <text:p text:style-name="P2"><text:span text:style-name="T2">10.3.7 <text:s/>Bocetos del módulo de Asambleas.</text:span></text:p>
      <text:p text:style-name="P2">10.3.8 <text:s/>Bocetos del módulo de Faenas.</text:p>
      <text:p text:style-name="P2">10.3.9 <text:s/>Bocetos del módulo de Cuotas.</text:p>
      <text:p text:style-name="P2">10.3.10 <text:s/>Bocetos del módulo de Pagos.</text:p>
      <text:p text:style-name="P2">11. <text:s/>Despliegue</text:p>
      <text:p text:style-name="P2">11.1 <text:s/>Calendario de despliegue</text:p>
      <text:p text:style-name="P2">11.2 <text:s/>Planificación de capacitaciones</text:p>
      <text:p text:style-name="P2">11.3 <text:s/>Políticas de realización de copias de seguridad/restauración</text:p>
      <text:p text:style-name="P2">11.4 <text:s/>Política de reporte de errores</text:p>
      <text:p text:style-name="P2">12. <text:s/>Conclusiones</text:p>
      <text:p text:style-name="P2">13. <text:s/>Recomendaciones</text:p>
      <text:p text:style-name="P2">14. <text:s/>Bibliograf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20:15:24.005361000</meta:creation-date>
    <dc:date>2015-08-12T20:46:02.768325000</dc:date>
    <meta:editing-duration>PT14M18S</meta:editing-duration>
    <meta:editing-cycles>1</meta:editing-cycles>
    <meta:document-statistic meta:table-count="0" meta:image-count="0" meta:object-count="0" meta:page-count="3" meta:paragraph-count="79" meta:word-count="424" meta:character-count="2777" meta:non-whitespace-character-count="2340"/>
    <meta:generator>LibreOffice/4.4.4.3$MacOSX_X86_64 LibreOffice_project/2c39ebcf046445232b798108aa8a7e7d89552ea8</meta:generator>
  </office:meta>
</office:document-meta>
</file>